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officeooo:rsid="00142009" officeooo:paragraph-rsid="00142009" style:font-weight-asian="bold" style:font-weight-complex="bold"/>
    </style:style>
    <style:style style:name="P2" style:family="paragraph" style:parent-style-name="Standard">
      <style:paragraph-properties fo:text-align="start" style:justify-single-word="false" fo:break-before="page"/>
      <style:text-properties style:font-name="arial" fo:font-size="18pt" fo:font-weight="bold" officeooo:rsid="0014ad49" officeooo:paragraph-rsid="0014ad4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8pt" fo:font-weight="bold" officeooo:rsid="0014ad49" officeooo:paragraph-rsid="0014ad4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8pt" fo:font-weight="bold" officeooo:rsid="0014ad49" officeooo:paragraph-rsid="001646a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8pt" fo:font-weight="normal" officeooo:rsid="00142009" officeooo:paragraph-rsid="00166675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officeooo:rsid="00142009" officeooo:paragraph-rsid="0014200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34pt" fo:font-weight="bold" officeooo:rsid="00142009" officeooo:paragraph-rsid="00142009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fo:font-weight="bold" officeooo:rsid="00142009" officeooo:paragraph-rsid="00142009" style:font-weight-asian="bold" style:font-weight-complex="bold"/>
    </style:style>
    <style:style style:name="T1" style:family="text">
      <style:text-properties officeooo:rsid="0014ad49"/>
    </style:style>
    <style:style style:name="T2" style:family="text">
      <style:text-properties officeooo:rsid="001646a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4ad49" style:font-weight-asian="normal" style:font-weight-complex="normal"/>
    </style:style>
    <style:style style:name="T5" style:family="text">
      <style:text-properties fo:font-weight="bold" officeooo:rsid="0014ad49" style:font-weight-asian="bold" style:font-weight-complex="bold"/>
    </style:style>
    <style:style style:name="T6" style:family="text">
      <style:text-properties fo:font-weight="bold" officeooo:rsid="0019a557" style:font-weight-asian="bold" style:font-weight-complex="bold"/>
    </style:style>
    <style:style style:name="T7" style:family="text">
      <style:text-properties fo:font-weight="bold" officeooo:rsid="001ffba9" style:font-weight-asian="bold" style:font-weight-complex="bold"/>
    </style:style>
    <style:style style:name="T8" style:family="text">
      <style:text-properties fo:font-weight="bold" officeooo:rsid="00206aa1" style:font-weight-asian="bold" style:font-weight-complex="bold"/>
    </style:style>
    <style:style style:name="T9" style:family="text">
      <style:text-properties fo:font-weight="bold" officeooo:rsid="002284e1" style:font-weight-asian="bold" style:font-weight-complex="bold"/>
    </style:style>
    <style:style style:name="T10" style:family="text">
      <style:text-properties officeooo:rsid="001c9336"/>
    </style:style>
    <style:style style:name="T11" style:family="text">
      <style:text-properties officeooo:rsid="001ffba9"/>
    </style:style>
    <style:style style:name="T12" style:family="text">
      <style:text-properties officeooo:rsid="002284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palian Investigations</text:p>
      <text:p text:style-name="P1"/>
      <text:p text:style-name="P6"/>
      <text:p text:style-name="P7"><text:span text:style-name="T4">Name:</text:span><text:span text:style-name="T1"> </text:span><text:span text:style-name="T12">Nathan</text:span> Doe</text:p>
      <text:p text:style-name="P7"/>
      <text:p text:style-name="P7"><text:span text:style-name="T3">D.O.B:</text:span> <text:span text:style-name="T12">11</text:span>/<text:span text:style-name="T12">27</text:span>/<text:span text:style-name="T12">1986</text:span></text:p>
      <text:p text:style-name="P7"/>
      <text:p text:style-name="P5">Location: <text:span text:style-name="T9">458</text:span><text:span text:style-name="T5"> </text:span><text:span text:style-name="T9">Main</text:span><text:span text:style-name="T6"> </text:span><text:span text:style-name="T8">Street</text:span><text:span text:style-name="T5">, Somewhereville, CA, 12345</text:span></text:p>
      <text:p text:style-name="P8"/>
      <text:p text:style-name="P2">Location History:</text:p>
      <text:p text:style-name="P3"/>
      <text:p text:style-name="P3">* Address 1</text:p>
      <text:p text:style-name="P3">* Address 2</text:p>
      <text:p text:style-name="P3">* Address 3</text:p>
      <text:p text:style-name="P3">* Address 4</text:p>
      <text:p text:style-name="P3">* Address 5</text:p>
      <text:p text:style-name="P3">* Address 6</text:p>
      <text:p text:style-name="P4">* Address <text:span text:style-name="T2">7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a9a9a9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a9a9a9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a9a9a9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7T08:03:36.988800027</meta:creation-date>
    <dc:date>2023-02-18T06:43:02.529425195</dc:date>
    <meta:editing-duration>PT1H19M41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2" meta:paragraph-count="12" meta:word-count="37" meta:character-count="202" meta:non-whitespace-character-count="177"/>
  </office:meta>
</office:document-meta>
</file>